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e52f" style:font-weight-asian="bold" style:font-weight-complex="bold"/>
    </style:style>
    <style:style style:name="T1" style:family="text">
      <style:text-properties officeooo:rsid="001ee52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e52f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</text:span>xpress: <text:span text:style-name="T3">framework.</text:span></text:p>
      <text:p text:style-name="P1"><text:span text:style-name="T1">l</text:span>odash: <text:span text:style-name="T3">operaciones con vectores, listas, objetos…</text:span></text:p>
      <text:p text:style-name="P1">sqlite3: <text:span text:style-name="T2">conexion</text:span><text:span text:style-name="T3"> a la base de datos.</text:span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1:25:52.502303339</meta:creation-date>
    <dc:date>2021-02-13T11:28:48.779273772</dc:date>
    <meta:editing-duration>PT2M56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4" meta:word-count="15" meta:character-count="107" meta:non-whitespace-character-count="94"/>
  </office:meta>
</office:document-meta>
</file>